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434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3.672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477cm"/>
    </style:style>
    <style:style style:name="ro1" style:family="table-row">
      <style:table-row-properties style:row-height="0.415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5">
      <number:number number:decimal-places="2" number:grouping="true"/>
    </number:number-style>
    <style:style style:name="ce1" style:family="table-cell" style:parent-style-name="Default">
      <style:text-properties fo:color="#2a00ff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">
      <style:text-properties fo:color="#000000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">
      <style:text-properties fo:color="#ff0000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"/>
    <style:style style:name="ce5" style:family="table-cell" style:parent-style-name="Default" style:data-style-name="N5"/>
    <style:style style:name="ce6" style:family="table-cell" style:parent-style-name="Default">
      <style:text-properties fo:color="#000000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55.012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/>
      <style:text-properties fo:color="#000000" style:font-name="Monaco" fo:font-size="11pt" style:font-name-asian="Monaco" style:font-size-asian="11pt" style:font-name-complex="Monaco" style:font-size-complex="6.30000019073486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1" table:default-cell-style-name="Default"/>
        <table:table-column table:style-name="co5" table:default-cell-style-name="ce2"/>
        <table:table-column table:style-name="co6" table:default-cell-style-name="ce2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script</text:p>
          </table:table-cell>
          <table:table-cell office:value-type="string">
            <text:p>Revision</text:p>
          </table:table-cell>
          <table:table-cell table:style-name="Default" office:value-type="string">
            <text:p>graph</text:p>
          </table:table-cell>
          <table:table-cell office:value-type="string">
            <text:p>query</text:p>
          </table:table-cell>
          <table:table-cell table:style-name="Default" office:value-type="string">
            <text:p>variants returned</text:p>
          </table:table-cell>
          <table:table-cell table:style-name="Default" office:value-type="string">
            <text:p>Runtime (ms)</text:p>
          </table:table-cell>
          <table:table-cell table:style-name="Default" office:value-type="string">
            <text:p>Runtime (min)</text:p>
          </table:table-cell>
          <table:table-cell office:value-type="string">
            <text:p>Memory</text:p>
          </table:table-cell>
          <table:table-cell office:value-type="string">
            <text:p>Remarks</text:p>
          </table:table-cell>
        </table:table-row>
        <table:table-row table:style-name="ro2">
          <table:table-cell/>
          <table:table-cell office:value-type="string">
            <text:p>test.nz.ac.massey.cs.guery.benchmark.RunBenchmarkTest4BFPathFinder</text:p>
          </table:table-cell>
          <table:table-cell/>
          <table:table-cell office:value-type="string">
            <text:p>Azureus3.0.3.4.jar.graphml</text:p>
          </table:table-cell>
          <table:table-cell office:value-type="string">
            <text:p>cd</text:p>
          </table:table-cell>
          <table:table-cell office:value-type="float" office:value="611566">
            <text:p>611,566</text:p>
          </table:table-cell>
          <table:table-cell office:value-type="float" office:value="1159949">
            <text:p>1,159,949</text:p>
          </table:table-cell>
          <table:table-cell table:formula="of:=[.G2]/60000" office:value-type="float" office:value="19.3324833333333">
            <text:p>1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est.nz.ac.massey.cs.guery.benchmark.RunBenchmarkTest4CCCPathFinder</text:p>
          </table:table-cell>
          <table:table-cell/>
          <table:table-cell office:value-type="string">
            <text:p>Azureus3.0.3.4.jar.graphml</text:p>
          </table:table-cell>
          <table:table-cell office:value-type="string">
            <text:p>cd</text:p>
          </table:table-cell>
          <table:table-cell office:value-type="float" office:value="611566">
            <text:p>611,566</text:p>
          </table:table-cell>
          <table:table-cell office:value-type="float" office:value="1011416">
            <text:p>1,011,416</text:p>
          </table:table-cell>
          <table:table-cell table:formula="of:=[.G3]/60000" office:value-type="float" office:value="16.8569333333333">
            <text:p>1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est.nz.ac.massey.cs.guery.benchmark.RunBenchmarkTest4CCCPathFinder</text:p>
          </table:table-cell>
          <table:table-cell/>
          <table:table-cell office:value-type="string">
            <text:p>Azureus3.0.3.4.jar.graphml</text:p>
          </table:table-cell>
          <table:table-cell office:value-type="string">
            <text:p>cd</text:p>
          </table:table-cell>
          <table:table-cell table:style-name="ce3" office:value-type="float" office:value="611520">
            <text:p>611,520</text:p>
          </table:table-cell>
          <table:table-cell office:value-type="float" office:value="227136">
            <text:p>227,136</text:p>
          </table:table-cell>
          <table:table-cell table:formula="of:=[.G4]/60000" office:value-type="float" office:value="3.7856">
            <text:p>4</text:p>
          </table:table-cell>
          <table:table-cell office:value-type="float" office:value="136.8">
            <text:p>136.8</text:p>
          </table:table-cell>
          <table:table-cell office:value-type="string">
            <text:p>explicit log4j config – set log level to warning, use counter instead of collector</text:p>
          </table:table-cell>
        </table:table-row>
        <table:table-row table:style-name="ro2">
          <table:table-cell/>
          <table:table-cell office:value-type="string">
            <text:p>test.nz.ac.massey.cs.guery.benchmark.RunBenchmarkTest4CCCPathFinder</text:p>
          </table:table-cell>
          <table:table-cell/>
          <table:table-cell office:value-type="string">
            <text:p>Azureus3.0.3.4.jar.graphml</text:p>
          </table:table-cell>
          <table:table-cell office:value-type="string">
            <text:p>cd</text:p>
          </table:table-cell>
          <table:table-cell office:value-type="float" office:value="611566">
            <text:p>611,566</text:p>
          </table:table-cell>
          <table:table-cell office:value-type="float" office:value="250892">
            <text:p>250,892</text:p>
          </table:table-cell>
          <table:table-cell table:formula="of:=[.G5]/60000" office:value-type="float" office:value="4.18153333333333">
            <text:p>4</text:p>
          </table:table-cell>
          <table:table-cell office:value-type="float" office:value="136.8">
            <text:p>136.8</text:p>
          </table:table-cell>
          <table:table-cell office:value-type="string">
            <text:p>Bugfix – synchronized counter!! </text:p>
          </table:table-cell>
        </table:table-row>
        <table:table-row table:style-name="ro2">
          <table:table-cell/>
          <table:table-cell office:value-type="string">
            <text:p>test.nz.ac.massey.cs.guery.benchmark.RunBenchmarkTest4BFPathFinder</text:p>
          </table:table-cell>
          <table:table-cell/>
          <table:table-cell office:value-type="string">
            <text:p>Azureus3.0.3.4.jar.graphml</text:p>
          </table:table-cell>
          <table:table-cell office:value-type="string">
            <text:p>cd</text:p>
          </table:table-cell>
          <table:table-cell office:value-type="float" office:value="611566">
            <text:p>611,566</text:p>
          </table:table-cell>
          <table:table-cell office:value-type="float" office:value="287041">
            <text:p>287,041</text:p>
          </table:table-cell>
          <table:table-cell table:formula="of:=[.G6]/60000" office:value-type="float" office:value="4.78401666666667">
            <text:p>5</text:p>
          </table:table-cell>
          <table:table-cell office:value-type="float" office:value="124.3">
            <text:p>124.3</text:p>
          </table:table-cell>
          <table:table-cell/>
        </table:table-row>
        <table:table-row table:style-name="ro2">
          <table:table-cell/>
          <table:table-cell office:value-type="string">
            <text:p>test.nz.ac.massey.cs.guery.benchmark.RunBenchmarkTest4BFPathFinder</text:p>
          </table:table-cell>
          <table:table-cell/>
          <table:table-cell office:value-type="string">
            <text:p>Azureus3.0.3.4.jar.graphml</text:p>
          </table:table-cell>
          <table:table-cell office:value-type="string">
            <text:p>stk</text:p>
          </table:table-cell>
          <table:table-cell office:value-type="float" office:value="1493">
            <text:p>1,493</text:p>
          </table:table-cell>
          <table:table-cell office:value-type="float" office:value="7061">
            <text:p>7,061</text:p>
          </table:table-cell>
          <table:table-cell table:formula="of:=[.G7]/60000" office:value-type="float" office:value="0.117683333333333">
            <text:p>0</text:p>
          </table:table-cell>
          <table:table-cell office:value-type="float" office:value="122">
            <text:p>122</text:p>
          </table:table-cell>
          <table:table-cell/>
        </table:table-row>
        <table:table-row table:style-name="ro2">
          <table:table-cell/>
          <table:table-cell office:value-type="string">
            <text:p>test.nz.ac.massey.cs.guery.benchmark.RunBenchmarkTest4CCCPathFinder</text:p>
          </table:table-cell>
          <table:table-cell/>
          <table:table-cell office:value-type="string">
            <text:p>Azureus3.0.3.4.jar.graphml</text:p>
          </table:table-cell>
          <table:table-cell office:value-type="string">
            <text:p>stk</text:p>
          </table:table-cell>
          <table:table-cell table:style-name="ce4" office:value-type="float" office:value="1493">
            <text:p>1,493</text:p>
          </table:table-cell>
          <table:table-cell table:style-name="ce4" office:value-type="float" office:value="5926">
            <text:p>5,926</text:p>
          </table:table-cell>
          <table:table-cell table:formula="of:=[.G8]/60000" office:value-type="float" office:value="0.0987666666666667">
            <text:p>0</text:p>
          </table:table-cell>
          <table:table-cell office:value-type="float" office:value="137">
            <text:p>137</text:p>
          </table:table-cell>
          <table:table-cell/>
        </table:table-row>
        <table:table-row table:style-name="ro2">
          <table:table-cell/>
          <table:table-cell office:value-type="string">
            <text:p>test.nz.ac.massey.cs.guery.benchmark.RunBenchmarkTest4CCCPathFinder</text:p>
          </table:table-cell>
          <table:table-cell/>
          <table:table-cell office:value-type="string">
            <text:p>Azureus3.0.3.4.jar.graphml</text:p>
          </table:table-cell>
          <table:table-cell office:value-type="string">
            <text:p>cd</text:p>
          </table:table-cell>
          <table:table-cell office:value-type="float" office:value="611566">
            <text:p>611,566</text:p>
          </table:table-cell>
          <table:table-cell office:value-type="float" office:value="242339">
            <text:p>242,339</text:p>
          </table:table-cell>
          <table:table-cell table:formula="of:=[.G9]/60000" office:value-type="float" office:value="4.03898333333333">
            <text:p>4</text:p>
          </table:table-cell>
          <table:table-cell office:value-type="string">
            <text:p>n/a</text:p>
          </table:table-cell>
          <table:table-cell office:value-type="string">
            <text:p>updated to mvel2.2.1b3</text:p>
          </table:table-cell>
        </table:table-row>
        <table:table-row table:style-name="ro2">
          <table:table-cell/>
          <table:table-cell office:value-type="string">
            <text:p>test.nz.ac.massey.cs.guery.benchmark.RunBenchmarkTest4CCCPathFinder</text:p>
          </table:table-cell>
          <table:table-cell/>
          <table:table-cell office:value-type="string">
            <text:p>Azureus3.0.3.4.jar.graphml</text:p>
          </table:table-cell>
          <table:table-cell office:value-type="string">
            <text:p>cd</text:p>
          </table:table-cell>
          <table:table-cell office:value-type="float" office:value="611566">
            <text:p>611,566</text:p>
          </table:table-cell>
          <table:table-cell table:style-name="ce6" office:value-type="float" office:value="262380">
            <text:p>262380</text:p>
          </table:table-cell>
          <table:table-cell table:formula="of:=[.G10]/60000" office:value-type="float" office:value="4.373">
            <text:p>4</text:p>
          </table:table-cell>
          <table:table-cell/>
          <table:table-cell office:value-type="string">
            <office:annotation draw:style-name="gr1" draw:text-style-name="P2" svg:width="20.007cm" svg:height="55.212cm" svg:x="39.513cm" svg:y="2.553cm" draw:caption-point-x="-0.61cm" draw:caption-point-y="1.511cm">
              <dc:creator>JD</dc:creator>
              <dc:date>2011-08-11T00:00:00</dc:date>
              <text:p text:style-name="P1">Built SCCs using Tarjan's algorithm, graph compression ratio is 0.2683153588694682</text:p>
              <text:p text:style-name="P1">7129 [Thread-2] DEBUG nz.ac.massey.cs.guery.impl.ccc.CCCPathFinder - Finished building SCC component graph, size (V,E) is: 1443,4321</text:p>
              <text:p text:style-name="P1">7130 [Thread-2] DEBUG nz.ac.massey.cs.guery.impl.ccc.CCCPathFinder - Building SCC component graph took 5501ms</text:p>
              <text:p text:style-name="P1">Finished building chains, no of chains built is 736</text:p>
              <text:p text:style-name="P1">7707 [Thread-2] DEBUG nz.ac.massey.cs.guery.impl.ccc.CCCPathFinder - Finished building chains to compress reachability cache, no of chains built is 736</text:p>
              <text:p text:style-name="P1">7707 [Thread-2] DEBUG nz.ac.massey.cs.guery.impl.ccc.CCCPathFinder - Compression ratio (chains/vertices) is 0.51004851004851</text:p>
              <text:p text:style-name="P1">7709 [Thread-2] DEBUG nz.ac.massey.cs.guery.impl.ccc.CCCPathFinder - Building successor lists: associating vertices with labels (chain id / position in chain)</text:p>
              <text:p text:style-name="P1">9241 [Thread-2] DEBUG nz.ac.massey.cs.guery.impl.ccc.CCCPathFinder - Chain compression cache setup finished, this took 2111ms</text:p>
              <text:p text:style-name="P1">query nz.ac.massey.cs.guery.DefaultMotif@660fae8 on data Azureus3.0.3.4.jar.graphml returned 611566 variants</text:p>
              <text:p text:style-name="P1">query nz.ac.massey.cs.guery.DefaultMotif@660fae8 on data Azureus3.0.3.4.jar.graphml took 262380 millis</text:p>
            </office:annotation>
            <text:p>bugfix in Tarjan – replaced IdentityHashMaps by HashMaps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ce5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ce5" table:number-columns-repeated="2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1">11/08/2011</text:date>, <text:time>16:5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ns Dietrich</meta:initial-creator>
    <meta:creation-date>2011-06-20T14:34:41</meta:creation-date>
    <dc:date>2011-08-11T16:57:35</dc:date>
    <dc:creator>Jens Dietrich</dc:creator>
    <meta:editing-duration>PT04H56M53S</meta:editing-duration>
    <meta:editing-cycles>10</meta:editing-cycles>
    <meta:generator>OpenOffice.org/3.2$Unix OpenOffice.org_project/320m18$Build-9502</meta:generator>
    <meta:document-statistic meta:table-count="3" meta:cell-count="73" meta:object-count="0"/>
  </office:meta>
</office:document-meta>
</file>